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.397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3ce1b"/>
    </style:style>
    <style:style style:name="T2" style:family="text">
      <style:text-properties officeooo:rsid="0004e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Madame, Monsieur,</text:p>
      <text:p text:style-name="P1"><text:tab/>Actuellement étudiant en étude supérieur, je prépare <text:span text:style-name="T1">un</text:span> BTS SNIR <text:span text:style-name="T1">(system Numerique Option Informatique et Réseaux)</text:span>. Afin de poursuivre mes études et d'acquérir de nouvelle compétance dans le domaine de l'informatique et me préparer un solide avenir professionnel, je souhaite faire un stage de 6 semaine dans votre entreprise, en cette période un peu compliqué <text:span text:style-name="T2">de par la présence du coronas virus,</text:span> je suis apte à <text:s/>poursuivre en télétravaille si cela est necessaire .</text:p>
      <text:p text:style-name="P1">Etant étudiant en BTS SNIR (Systeme Numérique Option : Informatique et Reseau), j'ai pris en main différent IDE comme code Block et ai commencer mon apprentisage dans les languages C++, HTML/CSS.</text:p>
      <text:p text:style-name="P1">Attentif et serieux, pouvoir en apprendre plus sur le monde de l'entreprise et les diiférents rôles present au sain d'une équipe au sain de votre entrerprise serait trés intsructif.</text:p>
      <text:p text:style-name="P1">En vous remerciant par avance pour l'intérêt que vous avez porté à ma candid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19S</meta:editing-duration>
    <meta:editing-cycles>5</meta:editing-cycles>
    <meta:generator>LibreOffice/6.1.5.2$Windows_X86_64 LibreOffice_project/90f8dcf33c87b3705e78202e3df5142b201bd805</meta:generator>
    <dc:date>2021-02-15T09:05:30.370000000</dc:date>
    <meta:document-statistic meta:table-count="0" meta:image-count="0" meta:object-count="0" meta:page-count="1" meta:paragraph-count="5" meta:word-count="150" meta:character-count="943" meta:non-whitespace-character-count="795"/>
    <meta:user-defined meta:name="Info 1"/>
    <meta:user-defined meta:name="Info 2"/>
    <meta:user-defined meta:name="Info 3"/>
    <meta:user-defined meta:name="Info 4"/>
  </office:meta>
</office:document-meta>
</file>